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Modern" svg:font-family="Moder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size="22pt" fo:font-style="normal" style:text-underline-style="none" fo:font-weight="bold" officeooo:paragraph-rsid="0007f1fa" style:font-size-asian="22pt" style:font-style-asian="normal" style:font-weight-asian="bold" style:font-size-complex="22pt" style:font-style-complex="normal" style:font-weight-complex="bold"/>
    </style:style>
    <style:style style:name="P2" style:family="paragraph" style:parent-style-name="Standard">
      <style:paragraph-properties fo:text-align="start" style:justify-single-word="false"/>
      <style:text-properties fo:font-size="22pt" fo:font-style="normal" style:text-underline-style="none" fo:font-weight="bold" officeooo:paragraph-rsid="0009950b" style:font-size-asian="22pt" style:font-style-asian="normal" style:font-weight-asian="bold" style:font-size-complex="22pt" style:font-style-complex="normal" style:font-weight-complex="bold"/>
    </style:style>
    <style:style style:name="P3" style:family="paragraph" style:parent-style-name="Standard">
      <style:paragraph-properties fo:text-align="start" style:justify-single-word="false"/>
      <style:text-properties fo:font-size="22pt" fo:font-style="normal" style:text-underline-style="none" fo:font-weight="bold" officeooo:paragraph-rsid="000be801" style:font-size-asian="22pt" style:font-style-asian="normal" style:font-weight-asian="bold" style:font-size-complex="22pt" style:font-style-complex="normal" style:font-weight-complex="bold"/>
    </style:style>
    <style:style style:name="P4" style:family="paragraph" style:parent-style-name="Standard">
      <style:paragraph-properties fo:text-align="start" style:justify-single-word="false"/>
      <style:text-properties fo:font-size="22pt" fo:font-style="normal" style:text-underline-style="none" fo:font-weight="bold" officeooo:paragraph-rsid="000ddac2" style:font-size-asian="22pt" style:font-style-asian="normal" style:font-weight-asian="bold" style:font-size-complex="22pt" style:font-style-complex="normal" style:font-weight-complex="bold"/>
    </style:style>
    <style:style style:name="P5" style:family="paragraph" style:parent-style-name="Standard">
      <style:paragraph-properties fo:text-align="start" style:justify-single-word="false"/>
      <style:text-properties fo:font-size="22pt" fo:font-style="normal" style:text-underline-style="none" fo:font-weight="bold" officeooo:paragraph-rsid="000e114d" style:font-size-asian="22pt" style:font-style-asian="normal" style:font-weight-asian="bold" style:font-size-complex="22pt" style:font-style-complex="normal" style:font-weight-complex="bold"/>
    </style:style>
    <style:style style:name="P6" style:family="paragraph" style:parent-style-name="Standard">
      <style:paragraph-properties fo:text-align="start" style:justify-single-word="false"/>
      <style:text-properties fo:font-size="22pt" fo:font-style="normal" style:text-underline-style="none" fo:font-weight="bold" officeooo:paragraph-rsid="00159e54" style:font-size-asian="22pt" style:font-style-asian="normal" style:font-weight-asian="bold" style:font-size-complex="22pt" style:font-style-complex="normal" style:font-weight-complex="bold"/>
    </style:style>
    <style:style style:name="P7" style:family="paragraph" style:parent-style-name="Standard">
      <style:paragraph-properties fo:text-align="start" style:justify-single-word="false"/>
      <style:text-properties officeooo:paragraph-rsid="0006afb9"/>
    </style:style>
    <style:style style:name="P8" style:family="paragraph" style:parent-style-name="Standard">
      <style:paragraph-properties fo:text-align="start" style:justify-single-word="false"/>
      <style:text-properties officeooo:paragraph-rsid="0007f1fa"/>
    </style:style>
    <style:style style:name="P9" style:family="paragraph" style:parent-style-name="Standard">
      <style:paragraph-properties fo:text-align="start" style:justify-single-word="false"/>
      <style:text-properties officeooo:paragraph-rsid="000e114d"/>
    </style:style>
    <style:style style:name="P10" style:family="paragraph" style:parent-style-name="Standard">
      <style:paragraph-properties fo:text-align="center" style:justify-single-word="false"/>
      <style:text-properties style:font-name="Times New Roman" fo:font-size="32pt" style:font-size-asian="32pt" style:font-size-complex="32pt"/>
    </style:style>
    <style:style style:name="P11" style:family="paragraph" style:parent-style-name="Standard">
      <style:paragraph-properties fo:text-align="center" style:justify-single-word="false"/>
      <style:text-properties style:font-name="Times New Roman"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12" style:family="paragraph" style:parent-style-name="Standard">
      <style:paragraph-properties fo:text-align="center" style:justify-single-word="false"/>
      <style:text-properties style:font-name="Times New Roman" fo:font-size="36pt" style:font-size-asian="36pt" style:font-size-complex="36pt"/>
    </style:style>
    <style:style style:name="P13" style:family="paragraph" style:parent-style-name="Standard">
      <style:paragraph-properties fo:text-align="center" style:justify-single-word="false"/>
      <style:text-properties style:font-name="Times New Roman" fo:font-size="22pt" fo:font-style="italic" style:font-size-asian="22pt" style:font-style-asian="italic" style:font-size-complex="22pt" style:font-style-complex="italic"/>
    </style:style>
    <style:style style:name="P14" style:family="paragraph" style:parent-style-name="Standard">
      <style:paragraph-properties fo:text-align="center" style:justify-single-word="false"/>
      <style:text-properties style:font-name="Times New Roman"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15" style:family="paragraph" style:parent-style-name="Standard">
      <style:paragraph-properties fo:text-align="start" style:justify-single-word="false"/>
      <style:text-properties style:font-name="Times New Roman"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16" style:family="paragraph" style:parent-style-name="Standard">
      <style:paragraph-properties fo:text-align="start" style:justify-single-word="false"/>
      <style:text-properties style:font-name="Times New Roman" fo:font-size="22pt" fo:font-style="normal" style:text-underline-style="solid" style:text-underline-width="auto" style:text-underline-color="font-color" fo:font-weight="bold" officeooo:paragraph-rsid="0003045c" style:font-size-asian="22pt" style:font-style-asian="normal" style:font-weight-asian="bold" style:font-size-complex="22pt" style:font-style-complex="normal" style:font-weight-complex="bold"/>
    </style:style>
    <style:style style:name="P17" style:family="paragraph" style:parent-style-name="Standard">
      <style:paragraph-properties fo:text-align="start" style:justify-single-word="false"/>
      <style:text-properties style:font-name="Times New Roman" fo:font-size="22pt" fo:font-style="normal" style:text-underline-style="none" fo:font-weight="bold" style:font-size-asian="22pt" style:font-style-asian="normal" style:font-weight-asian="bold" style:font-size-complex="22pt" style:font-style-complex="normal" style:font-weight-complex="bold"/>
    </style:style>
    <style:style style:name="P18" style:family="paragraph" style:parent-style-name="Standard">
      <style:paragraph-properties fo:text-align="start" style:justify-single-word="false"/>
      <style:text-properties style:font-name="Times New Roman" fo:font-size="22pt" fo:font-style="normal" style:text-underline-style="none" fo:font-weight="bold" officeooo:paragraph-rsid="0003045c" style:font-size-asian="22pt" style:font-style-asian="normal" style:font-weight-asian="bold" style:font-size-complex="22pt" style:font-style-complex="normal" style:font-weight-complex="bold"/>
    </style:style>
    <style:style style:name="P19" style:family="paragraph" style:parent-style-name="Standard">
      <style:paragraph-properties fo:text-align="start" style:justify-single-word="false"/>
      <style:text-properties style:font-name="Times New Roman" fo:font-size="22pt" fo:font-style="normal" style:text-underline-style="none" fo:font-weight="bold" officeooo:paragraph-rsid="0009950b" style:font-size-asian="22pt" style:font-style-asian="normal" style:font-weight-asian="bold" style:font-size-complex="22pt" style:font-style-complex="normal" style:font-weight-complex="bold"/>
    </style:style>
    <style:style style:name="P20" style:family="paragraph" style:parent-style-name="Standard">
      <style:paragraph-properties fo:text-align="start" style:justify-single-word="false"/>
      <style:text-properties style:font-name="Times New Roman" fo:font-size="22pt" fo:font-style="normal" style:text-underline-style="none" fo:font-weight="bold" officeooo:paragraph-rsid="000be801" style:font-size-asian="22pt" style:font-style-asian="normal" style:font-weight-asian="bold" style:font-size-complex="22pt" style:font-style-complex="normal" style:font-weight-complex="bold"/>
    </style:style>
    <style:style style:name="P21"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2"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officeooo:paragraph-rsid="0003045c" style:font-size-asian="24pt" style:font-style-asian="normal" style:font-weight-asian="bold" style:font-size-complex="24pt" style:font-style-complex="normal" style:font-weight-complex="bold"/>
    </style:style>
    <style:style style:name="P23"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officeooo:paragraph-rsid="0009950b" style:font-size-asian="24pt" style:font-style-asian="normal" style:font-weight-asian="bold" style:font-size-complex="24pt" style:font-style-complex="normal" style:font-weight-complex="bold"/>
    </style:style>
    <style:style style:name="P24" style:family="paragraph" style:parent-style-name="Standard">
      <style:paragraph-properties fo:text-align="start" style:justify-single-word="false"/>
      <style:text-properties style:font-name="Times New Roman" fo:font-size="14pt" fo:font-style="normal" style:text-underline-style="none" fo:font-weight="bold" officeooo:rsid="0006afb9" officeooo:paragraph-rsid="0006afb9"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style:font-name="Times New Roman" fo:font-size="14pt" fo:font-style="normal" style:text-underline-style="none" fo:font-weight="normal" officeooo:rsid="0003045c" officeooo:paragraph-rsid="0003045c"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Times New Roman" fo:font-size="14pt" fo:font-style="normal" style:text-underline-style="none" fo:font-weight="normal" officeooo:rsid="0004dcb9" officeooo:paragraph-rsid="0004dcb9"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Times New Roman" fo:font-size="14pt" fo:font-style="normal" style:text-underline-style="none" fo:font-weight="normal" officeooo:rsid="000be801" officeooo:paragraph-rsid="000be801" style:font-size-asian="12.25pt" style:font-style-asian="normal" style:font-weight-asian="normal" style:font-size-complex="14pt" style:font-style-complex="normal" style:font-weight-complex="normal"/>
    </style:style>
    <style:style style:name="P28" style:family="paragraph" style:parent-style-name="Preformatted_20_Text">
      <style:paragraph-properties fo:text-align="start" style:justify-single-word="false"/>
      <style:text-properties style:font-name="Times New Roman" fo:font-size="14pt" fo:font-style="normal" style:text-underline-style="none" fo:font-weight="normal" officeooo:paragraph-rsid="000be801" style:font-size-asian="14pt" style:font-style-asian="normal" style:font-weight-asian="normal" style:font-size-complex="14pt" style:font-style-complex="normal" style:font-weight-complex="normal" fo:padding="0cm" fo:border="none"/>
    </style:style>
    <style:style style:name="P29" style:family="paragraph" style:parent-style-name="Preformatted_20_Text">
      <style:paragraph-properties fo:text-align="start" style:justify-single-word="false"/>
      <style:text-properties style:font-name="Times New Roman" fo:font-size="14pt" fo:font-style="normal" style:text-underline-style="none" fo:font-weight="normal" officeooo:rsid="000be801" officeooo:paragraph-rsid="000be801" style:font-size-asian="14pt" style:font-style-asian="normal" style:font-weight-asian="normal" style:font-size-complex="14pt" style:font-style-complex="normal" style:font-weight-complex="normal"/>
    </style:style>
    <style:style style:name="P30" style:family="paragraph" style:parent-style-name="Text_20_body">
      <style:paragraph-properties fo:margin-top="0cm" fo:margin-bottom="0cm" style:contextual-spacing="false"/>
      <style:text-properties fo:font-variant="normal" fo:text-transform="none" fo:color="#000000" style:font-name="Times New Roman" fo:font-size="14pt" fo:letter-spacing="normal" fo:font-style="normal" fo:font-weight="normal" officeooo:paragraph-rsid="000e114d" style:font-size-asian="14pt" style:font-size-complex="14pt"/>
    </style:style>
    <style:style style:name="P31" style:family="paragraph" style:parent-style-name="Text_20_body">
      <style:paragraph-properties fo:margin-top="0cm" fo:margin-bottom="0cm" style:contextual-spacing="false"/>
      <style:text-properties fo:font-variant="normal" fo:text-transform="none" fo:color="#000000" style:font-name="Times New Roman" fo:font-size="14pt" fo:letter-spacing="normal" fo:font-style="normal" fo:font-weight="normal" officeooo:rsid="00105e67" officeooo:paragraph-rsid="00105e67" style:font-size-asian="14pt" style:font-size-complex="14pt"/>
    </style:style>
    <style:style style:name="P32" style:family="paragraph" style:parent-style-name="Text_20_body">
      <style:paragraph-properties fo:margin-top="0cm" fo:margin-bottom="0cm" style:contextual-spacing="false"/>
      <style:text-properties fo:font-variant="normal" fo:text-transform="none" fo:color="#000000" style:font-name="Times New Roman" fo:font-size="14pt" fo:letter-spacing="normal" fo:font-style="normal" fo:font-weight="normal" officeooo:rsid="00126fa6" officeooo:paragraph-rsid="00126fa6" style:font-size-asian="14pt" style:font-size-complex="14pt"/>
    </style:style>
    <style:style style:name="P33" style:family="paragraph" style:parent-style-name="Text_20_body">
      <style:paragraph-properties fo:margin-top="0cm" fo:margin-bottom="0cm" style:contextual-spacing="false"/>
      <style:text-properties fo:font-variant="normal" fo:text-transform="none" fo:color="#000000" style:font-name="Times New Roman" fo:font-size="14pt" fo:letter-spacing="normal" fo:font-style="normal" fo:font-weight="normal" officeooo:rsid="000e2b84" officeooo:paragraph-rsid="000e2b84" style:font-size-asian="14pt" style:font-size-complex="14pt"/>
    </style:style>
    <style:style style:name="P34" style:family="paragraph" style:parent-style-name="Text_20_body">
      <style:paragraph-properties fo:margin-top="0cm" fo:margin-bottom="0cm" style:contextual-spacing="false"/>
      <style:text-properties fo:font-variant="normal" fo:text-transform="none" fo:color="#000000" style:font-name="Times New Roman" fo:font-size="14pt" fo:letter-spacing="normal" fo:font-style="normal" fo:font-weight="normal" officeooo:rsid="0010e80d" officeooo:paragraph-rsid="0010e80d" style:font-size-asian="14pt" style:font-size-complex="14pt"/>
    </style:style>
    <style:style style:name="P35"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6"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officeooo:paragraph-rsid="0013d957" style:font-size-asian="14pt" style:font-size-complex="14pt"/>
    </style:style>
    <style:style style:name="P37"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officeooo:rsid="0013d957" officeooo:paragraph-rsid="00159e54" style:font-size-asian="14pt" style:font-size-complex="14pt"/>
    </style:style>
    <style:style style:name="P38"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officeooo:rsid="00126fa6" officeooo:paragraph-rsid="00126fa6" style:font-size-asian="14pt" style:font-size-complex="14pt"/>
    </style:style>
    <style:style style:name="P39" style:family="paragraph" style:parent-style-name="Standard">
      <style:paragraph-properties fo:text-align="start" style:justify-single-word="false"/>
      <style:text-properties officeooo:paragraph-rsid="001b18ba"/>
    </style:style>
    <style:style style:name="P40" style:family="paragraph" style:parent-style-name="Standard">
      <style:paragraph-properties fo:text-align="start" style:justify-single-word="false"/>
      <style:text-properties fo:font-size="22pt" fo:font-style="normal" style:text-underline-style="none" fo:font-weight="bold" officeooo:paragraph-rsid="000e114d" style:font-size-asian="22pt" style:font-style-asian="normal" style:font-weight-asian="bold" style:font-size-complex="22pt" style:font-style-complex="normal" style:font-weight-complex="bold"/>
    </style:style>
    <style:style style:name="P41" style:family="paragraph" style:parent-style-name="Standard">
      <style:paragraph-properties fo:text-align="start" style:justify-single-word="false"/>
      <style:text-properties fo:font-size="22pt" fo:font-style="normal" style:text-underline-style="none" fo:font-weight="bold" officeooo:paragraph-rsid="0007f1fa" style:font-size-asian="22pt" style:font-style-asian="normal" style:font-weight-asian="bold" style:font-size-complex="22pt" style:font-style-complex="normal" style:font-weight-complex="bold"/>
    </style:style>
    <style:style style:name="P42" style:family="paragraph" style:parent-style-name="Standard">
      <style:paragraph-properties fo:text-align="start" style:justify-single-word="false"/>
      <style:text-properties fo:font-size="22pt" fo:font-style="normal" style:text-underline-style="none" fo:font-weight="bold" officeooo:paragraph-rsid="001ba60f" style:font-size-asian="22pt" style:font-style-asian="normal" style:font-weight-asian="bold" style:font-size-complex="22pt" style:font-style-complex="normal" style:font-weight-complex="bold"/>
    </style:style>
    <style:style style:name="P43"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44"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officeooo:paragraph-rsid="001c5010" style:font-size-asian="24pt" style:font-style-asian="normal" style:font-weight-asian="bold" style:font-size-complex="24pt" style:font-style-complex="normal" style:font-weight-complex="bold"/>
    </style:style>
    <style:style style:name="P45" style:family="paragraph" style:parent-style-name="Preformatted_20_Text">
      <style:paragraph-properties fo:text-align="start" style:justify-single-word="false"/>
      <style:text-properties style:font-name="Times New Roman" fo:font-size="14pt" fo:font-style="normal" style:text-underline-style="none" fo:font-weight="normal" officeooo:rsid="00190850" officeooo:paragraph-rsid="00190850" style:font-size-asian="14pt" style:font-style-asian="normal" style:font-weight-asian="normal" style:font-size-complex="14pt" style:font-style-complex="normal" style:font-weight-complex="normal" fo:padding="0cm" fo:border="none"/>
    </style:style>
    <style:style style:name="P46" style:family="paragraph" style:parent-style-name="Preformatted_20_Text">
      <style:paragraph-properties fo:text-align="start" style:justify-single-word="false"/>
      <style:text-properties style:font-name="Times New Roman" fo:font-size="14pt" fo:font-style="normal" style:text-underline-style="none" fo:font-weight="normal" officeooo:rsid="00196c50" officeooo:paragraph-rsid="00196c50" style:font-size-asian="14pt" style:font-style-asian="normal" style:font-weight-asian="normal" style:font-size-complex="14pt" style:font-style-complex="normal" style:font-weight-complex="normal" fo:padding="0cm" fo:border="none"/>
    </style:style>
    <style:style style:name="P47"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officeooo:rsid="0010e80d" officeooo:paragraph-rsid="0013d957" style:font-size-asian="14pt" style:font-size-complex="14pt"/>
    </style:style>
    <style:style style:name="P48"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officeooo:rsid="0013d957" officeooo:paragraph-rsid="00176dce" style:font-size-asian="14pt" style:font-size-complex="14pt"/>
    </style:style>
    <style:style style:name="P49"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officeooo:rsid="0013d957" officeooo:paragraph-rsid="0017ae8b" style:font-size-asian="14pt" style:font-size-complex="14pt"/>
    </style:style>
    <style:style style:name="P50"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bold" officeooo:rsid="00159e54" officeooo:paragraph-rsid="00159e54" style:font-size-asian="14pt" style:font-weight-asian="bold" style:font-size-complex="14pt" style:font-weight-complex="bold"/>
    </style:style>
    <style:style style:name="T1" style:family="text">
      <style:text-properties fo:font-variant="normal" fo:text-transform="none" fo:color="#000000" style:font-name="Times New Roman" fo:font-size="14pt" fo:letter-spacing="normal" fo:font-style="normal" style:text-underline-style="none" fo:font-weight="normal" officeooo:rsid="0006afb9" style:font-size-asian="14pt" style:font-style-asian="normal" style:font-weight-asian="normal" style:font-size-complex="14pt" style:font-style-complex="normal" style:font-weight-complex="normal"/>
    </style:style>
    <style:style style:name="T2" style:family="text">
      <style:text-properties fo:font-variant="normal" fo:text-transform="none" fo:color="#000000" style:font-name="Times New Roman" fo:font-size="14pt" fo:letter-spacing="normal" fo:font-style="normal" style:text-underline-style="none" fo:font-weight="normal" officeooo:rsid="0007f1fa" style:font-size-asian="14pt" style:font-style-asian="normal" style:font-weight-asian="normal" style:font-size-complex="14pt" style:font-style-complex="normal" style:font-weight-complex="normal"/>
    </style:style>
    <style:style style:name="T3" style:family="text">
      <style:text-properties fo:font-variant="normal" fo:text-transform="none" fo:color="#000000" style:font-name="Times New Roman" fo:font-size="14pt" fo:letter-spacing="normal" fo:font-style="normal" style:text-underline-style="none" fo:font-weight="normal" officeooo:rsid="000e114d"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style:font-name="Times New Roman" fo:font-size="14pt" fo:letter-spacing="normal" fo:font-style="normal" style:text-underline-style="none" fo:font-weight="normal" officeooo:rsid="001b18ba"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style:text-underline-style="none" fo:font-weight="normal" officeooo:rsid="0006afb9" style:font-size-asian="14pt" style:font-style-asian="normal" style:font-weight-asian="bold" style:font-size-complex="14pt" style:font-style-complex="normal" style:font-weight-complex="bold"/>
    </style:style>
    <style:style style:name="T6" style:family="text">
      <style:text-properties fo:font-variant="normal" fo:text-transform="none" fo:color="#000000" style:font-name="Times New Roman" fo:font-size="14pt" fo:letter-spacing="normal" fo:font-style="normal" style:text-underline-style="none" fo:font-weight="bold" officeooo:rsid="0006afb9" style:font-size-asian="14pt" style:font-style-asian="normal" style:font-weight-asian="bold" style:font-size-complex="14pt" style:font-style-complex="normal" style:font-weight-complex="bold"/>
    </style:style>
    <style:style style:name="T7" style:family="text">
      <style:text-properties fo:font-variant="normal" fo:text-transform="none" fo:color="#000000" style:font-name="Times New Roman" fo:font-size="14pt" fo:letter-spacing="normal" fo:font-style="normal" style:text-underline-style="none" fo:font-weight="bold" officeooo:rsid="0007f1fa" style:font-size-asian="14pt" style:font-style-asian="normal" style:font-weight-asian="bold" style:font-size-complex="14pt" style:font-style-complex="normal" style:font-weight-complex="bold"/>
    </style:style>
    <style:style style:name="T8" style:family="text">
      <style:text-properties fo:font-variant="normal" fo:text-transform="none" fo:color="#000000" style:font-name="Times New Roman" fo:font-size="14pt" fo:letter-spacing="normal" fo:font-style="normal" fo:font-weight="normal" officeooo:rsid="000e114d"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officeooo:rsid="00159e54" style:font-size-asian="12.25pt" style:font-size-complex="14pt"/>
    </style:style>
    <style:style style:name="T10" style:family="text">
      <style:text-properties fo:font-variant="normal" fo:text-transform="none" fo:color="#000000" style:font-name="Times New Roman" fo:font-size="14pt" fo:letter-spacing="normal" fo:font-weight="normal" officeooo:rsid="000be801" style:font-size-asian="12.25pt" style:font-weight-asian="normal" style:font-size-complex="14pt" style:font-weight-complex="normal"/>
    </style:style>
    <style:style style:name="T11" style:family="text">
      <style:text-properties fo:font-variant="normal" fo:text-transform="none" fo:color="#000000" style:font-name="Times New Roman" fo:font-size="14pt" fo:letter-spacing="normal" fo:font-weight="normal" officeooo:rsid="000ddac2" style:font-size-asian="12.25pt" style:font-weight-asian="normal" style:font-size-complex="14pt" style:font-weight-complex="normal"/>
    </style:style>
    <style:style style:name="T12" style:family="text">
      <style:text-properties fo:font-variant="normal" fo:text-transform="none" fo:color="#000000" style:font-name="Times New Roman" fo:font-size="14pt" fo:letter-spacing="normal" fo:font-weight="normal" officeooo:rsid="000e114d" style:font-size-asian="12.25pt" style:font-weight-asian="normal" style:font-size-complex="14pt" style:font-weight-complex="normal"/>
    </style:style>
    <style:style style:name="T13" style:family="text">
      <style:text-properties fo:font-variant="normal" fo:text-transform="none" fo:color="#000000" style:font-name="Times New Roman" fo:font-size="14pt" fo:letter-spacing="normal" fo:font-weight="normal" officeooo:rsid="0007f1fa" style:font-size-asian="12.25pt" style:font-weight-asian="normal" style:font-size-complex="14pt" style:font-weight-complex="normal"/>
    </style:style>
    <style:style style:name="T14" style:family="text">
      <style:text-properties fo:font-variant="normal" fo:text-transform="none" fo:color="#000000" style:font-name="Times New Roman" fo:font-size="14pt" fo:letter-spacing="normal" fo:font-weight="normal" officeooo:rsid="001ba60f" style:font-size-asian="12.25pt" style:font-weight-asian="normal" style:font-size-complex="14pt" style:font-weight-complex="normal"/>
    </style:style>
    <style:style style:name="T15" style:family="text">
      <style:text-properties fo:font-variant="normal" fo:text-transform="none" fo:color="#000000" style:font-name="Times New Roman" fo:font-size="14pt" fo:letter-spacing="normal" fo:font-weight="normal" officeooo:rsid="000e114d" style:font-size-asian="14pt" style:font-weight-asian="normal" style:font-size-complex="14pt" style:font-weight-complex="normal"/>
    </style:style>
    <style:style style:name="T16" style:family="text">
      <style:text-properties fo:font-variant="normal" fo:text-transform="none" fo:color="#000000" style:font-name="Times New Roman" fo:font-size="14pt" fo:letter-spacing="normal" officeooo:rsid="000be801" style:font-size-asian="14pt" style:font-size-complex="14pt"/>
    </style:style>
    <style:style style:name="T17" style:family="text">
      <style:text-properties fo:font-variant="normal" fo:text-transform="none" fo:color="#000000" style:font-name="Times New Roman" fo:letter-spacing="normal" officeooo:rsid="0007f1fa"/>
    </style:style>
    <style:style style:name="T18" style:family="text">
      <style:text-properties fo:font-variant="normal" fo:text-transform="none" fo:color="#000000" style:font-name="Times New Roman" fo:letter-spacing="normal" officeooo:rsid="001c5010"/>
    </style:style>
    <style:style style:name="T19" style:family="text">
      <style:text-properties fo:font-variant="normal" fo:text-transform="none" fo:color="#000000" style:font-name="Times New Roman" fo:font-size="22pt" fo:letter-spacing="normal" fo:font-style="normal" style:text-underline-style="none" fo:font-weight="bold" officeooo:rsid="0007f1fa"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font-name="Times New Roman" fo:font-size="16pt" fo:letter-spacing="normal" officeooo:rsid="000e114d" style:font-size-asian="16pt" style:font-size-complex="16pt"/>
    </style:style>
    <style:style style:name="T21" style:family="text">
      <style:text-properties fo:font-variant="normal" fo:text-transform="none" fo:color="#000000" style:font-name="Times New Roman" fo:font-size="16pt" fo:letter-spacing="normal" officeooo:rsid="0017ae8b" style:font-size-asian="16pt" style:font-size-complex="16pt"/>
    </style:style>
    <style:style style:name="T22" style:family="text">
      <style:text-properties fo:font-variant="normal" fo:text-transform="none" fo:color="#000000" style:font-name="Times New Roman" fo:font-size="24pt" fo:letter-spacing="normal" style:text-underline-style="solid" style:text-underline-width="auto" style:text-underline-color="font-color" officeooo:rsid="001ba60f" style:font-size-asian="24pt" style:font-size-complex="24pt"/>
    </style:style>
    <style:style style:name="T23" style:family="text">
      <style:text-properties fo:font-variant="normal" fo:text-transform="none" fo:color="#000000" fo:font-size="9pt" fo:letter-spacing="normal"/>
    </style:style>
    <style:style style:name="T24" style:family="text">
      <style:text-properties officeooo:rsid="0004dcb9"/>
    </style:style>
    <style:style style:name="T25" style:family="text">
      <style:text-properties officeooo:rsid="0006afb9"/>
    </style:style>
    <style:style style:name="T26" style:family="text">
      <style:text-properties fo:font-size="14pt" officeooo:rsid="0009950b" style:font-size-asian="12.25pt" style:font-size-complex="14pt"/>
    </style:style>
    <style:style style:name="T27" style:family="text">
      <style:text-properties fo:font-size="14pt" fo:font-weight="normal" officeooo:rsid="0009950b" style:font-size-asian="12.25pt" style:font-weight-asian="normal" style:font-size-complex="14pt" style:font-weight-complex="normal"/>
    </style:style>
    <style:style style:name="T28" style:family="text">
      <style:text-properties fo:font-size="14pt" fo:font-weight="normal" officeooo:rsid="000a2ced" style:font-size-asian="12.25pt" style:font-weight-asian="normal" style:font-size-complex="14pt" style:font-weight-complex="normal"/>
    </style:style>
    <style:style style:name="T29" style:family="text">
      <style:text-properties fo:font-size="14pt" fo:font-weight="normal" officeooo:rsid="000be801" style:font-size-asian="12.25pt" style:font-weight-asian="normal" style:font-size-complex="14pt" style:font-weight-complex="normal"/>
    </style:style>
    <style:style style:name="T30" style:family="text">
      <style:text-properties style:font-name="Times New Roman" fo:font-size="14pt" fo:font-style="normal" style:text-underline-style="none" fo:font-weight="normal" officeooo:rsid="0006afb9" style:font-size-asian="14pt" style:font-style-asian="normal" style:font-weight-asian="normal" style:font-size-complex="14pt" style:font-style-complex="normal" style:font-weight-complex="normal"/>
    </style:style>
    <style:style style:name="T31" style:family="text">
      <style:text-properties fo:padding="0cm" fo:border="none"/>
    </style:style>
    <style:style style:name="T32" style:family="text">
      <style:text-properties officeooo:rsid="000ddac2" fo:padding="0cm" fo:border="none"/>
    </style:style>
    <style:style style:name="T33" style:family="text">
      <style:text-properties officeooo:rsid="0010e80d"/>
    </style:style>
    <style:style style:name="T34" style:family="text">
      <style:text-properties officeooo:rsid="00126fa6"/>
    </style:style>
    <style:style style:name="T35" style:family="text">
      <style:text-properties officeooo:rsid="00159e54"/>
    </style:style>
    <style:style style:name="T36" style:family="text">
      <style:text-properties officeooo:rsid="00176dce"/>
    </style:style>
    <style:style style:name="T37" style:family="text">
      <style:text-properties style:text-underline-style="solid" style:text-underline-width="auto" style:text-underline-color="font-color" officeooo:rsid="00176dce"/>
    </style:style>
    <style:style style:name="T38" style:family="text">
      <style:text-properties style:text-underline-style="none" officeooo:rsid="00176dce"/>
    </style:style>
    <style:style style:name="T39" style:family="text">
      <style:text-properties fo:color="#ff0000" officeooo:rsid="000ddac2" fo:padding="0cm" fo:border="none"/>
    </style:style>
    <style:style style:name="T40" style:family="text">
      <style:text-properties officeooo:rsid="00196c50"/>
    </style:style>
    <style:style style:name="T41" style:family="text">
      <style:text-properties fo:font-style="italic" officeooo:rsid="0006afb9" style:font-style-asian="italic" style:font-style-complex="italic"/>
    </style:style>
    <style:style style:name="T42" style:family="text">
      <style:text-properties officeooo:rsid="001b18ba"/>
    </style:style>
    <style:style style:name="T43" style:family="text">
      <style:text-properties officeooo:rsid="001c50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2"/>
      <text:p text:style-name="P12">RAPPORT DE PROJET </text:p>
      <text:p text:style-name="P12">Analyse Syntaxique et projet de programmation 3 </text:p>
      <text:p text:style-name="P12">Semestre de printemps 2014</text:p>
      <text:p text:style-name="P10"/>
      <text:p text:style-name="P13">Tuteur : SALVATI Sylvain</text:p>
      <text:p text:style-name="P13">Par RAKOTONIERA Hoby, Willian VER VALEN PAIVA et LAULAN Antoine</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4"/>
      <text:p text:style-name="P11">TABLE DES MATIÈRES</text:p>
      <text:p text:style-name="P14"/>
      <text:p text:style-name="P14"/>
      <text:p text:style-name="P21">1) Présentation des fonctionnalités implémentées</text:p>
      <text:p text:style-name="P15"/>
      <text:p text:style-name="P17">a) Première partie du projet</text:p>
      <text:p text:style-name="P17"/>
      <text:p text:style-name="P17">b) Deuxième partie du projet</text:p>
      <text:p text:style-name="P17"/>
      <text:p text:style-name="P17"/>
      <text:p text:style-name="P21">2) Valorisation du travail réalisé</text:p>
      <text:p text:style-name="P21"/>
      <text:p text:style-name="P17">a) Difficultés rencontrées</text:p>
      <text:p text:style-name="P17"/>
      <text:p text:style-name="P17">b) Explications des choix effectués</text:p>
      <text:p text:style-name="P17"/>
      <text:p text:style-name="P21"><text:span text:style-name="T43">3</text:span>) Avis personnels</text:p>
      <text:p text:style-name="P21"/>
      <text:p text:style-name="P21"><text:span text:style-name="T43">4</text:span>) Annexes et code du projet</text:p>
      <text:p text:style-name="P21"/>
      <text:p text:style-name="P21"/>
      <text:p text:style-name="P21"><text:soft-page-break/></text:p>
      <text:p text:style-name="P22">1) Présentation des fonctionnalités implémentées</text:p>
      <text:p text:style-name="P16"/>
      <text:p text:style-name="P18">a) Première partie du projet</text:p>
      <text:p text:style-name="P18"/>
      <text:p text:style-name="P24">Question 1</text:p>
      <text:p text:style-name="P25"><text:tab/>Le but de la première partie du projet était d'écrire un analyseur syntaxique. Nous avions comme source une machine virtuelle (machine.c) qui permettait de construire les arbres syntaxiques correspondant à des expressions, en utilisant les constructeurs fournis dans le fichier expr.c.</text:p>
      <text:p text:style-name="P25"><text:tab/>Nous avons donc implémenté un analyseur lexical flex (parser.l) et un analyseur syntaxique bison (parser.y). </text:p>
      <text:p text:style-name="P25"/>
      <text:p text:style-name="P25"><text:tab/>Tout d'abord nous avons commencé par nous inspirer d'un exemple d'un TD pour implémenter une calculatrice. Nous avons à l'aide du lexique reconnu par le fichier flex codé les opérations de bases dans le fichier bison en utilisant les fonctions données pour construire les arbres mk_*. <text:span text:style-name="T24">Il nous a fallu aussi créer des règles de priorités entre les opérations pour éviter les conflits.</text:span></text:p>
      <text:p text:style-name="P25"/>
      <text:p text:style-name="P25"><text:tab/>Notre calculatrice une fois terminée était capable de faire toutes les opérations de bases : +, -, *, / ainsi que toutes les opérations de comparaisons/égalité et pour évaluer de telles expressions il suffisait de taper l'opération dans le parser.out suivis d'un « ; ».</text:p>
      <text:p text:style-name="P25">Exemples d'expressions évaluées par notre calculatrice de base :</text:p>
      <text:p text:style-name="P25"><text:tab/>- <text:s/>3+5 ; <text:s/>// cela imprimait dans le terminal « &gt;&gt;&gt; 8 »</text:p>
      <text:p text:style-name="P25"><text:tab/>- <text:s/>3&lt;4 ; <text:s/>// cela imprimait dans le terminal « &gt;&gt;&gt; 1 »</text:p>
      <text:p text:style-name="P26"/>
      <text:p text:style-name="P26"/>
      <text:p text:style-name="P26"><text:tab/>Ensuite nous avons ajouté comme fonctionnalité la déclaration de variables du type let x = expression ; <text:span text:style-name="T25">ainsi que le if </text:span><text:span text:style-name="T41">exp</text:span><text:span text:style-name="T25"> then </text:span><text:span text:style-name="T41">exp</text:span><text:span text:style-name="T25"> else </text:span><text:span text:style-name="T41">exp</text:span><text:span text:style-name="T25"> ;</text:span></text:p>
      <text:p text:style-name="P26"/>
      <text:p text:style-name="P26"><text:span text:style-name="T23">T_LET T_ID[x] T_EQUAL e[expr] {$$ = push_rec_env($x,$expr,env);}</text:span> <text:s/>pour ce faire nous avons utilisé la fonction donnée push_rec_env afin de sauvegarder l'environnement lors de la déclaration de la variable.</text:p>
      <text:p text:style-name="P26">Une fois ceci fait nous étions capable de faire des opérations entre variables du style :</text:p>
      <text:p text:style-name="P26"/>
      <text:p text:style-name="P26">let a = 2 ;</text:p>
      <text:p text:style-name="P26">let b = 3 ;</text:p>
      <text:p text:style-name="P26">a+b ;</text:p>
      <text:p text:style-name="P26">&gt;&gt;&gt; 5</text:p>
      <text:p text:style-name="P26"><text:soft-page-break/></text:p>
      <text:p text:style-name="P26"/>
      <text:p text:style-name="P26"/>
      <text:p text:style-name="P26"><text:tab/>Grâce à cela nous avons pu implémenter à l'aide des fonctions fournies la déclaration des fonctions :</text:p>
      <text:p text:style-name="P26"><text:s/>let f = fun x → x+1 ;</text:p>
      <text:p text:style-name="P26"/>
      <text:p text:style-name="P24">Question 2</text:p>
      <text:p text:style-name="P39"><text:span text:style-name="T30"><text:tab/>Il nous était demandé ici de retirer les parenthèses afin d'écrire des choses comme :</text:span></text:p>
      <text:p text:style-name="P39"><text:span text:style-name="Source_20_Text"><text:span text:style-name="T1">- (fun x1 ... xn -&gt; expr)</text:span></text:span><text:span text:style-name="T1"> à la place de  </text:span><text:span text:style-name="Source_20_Text"><text:span text:style-name="T1">(fun x1 -&gt; ... (fun xn -&gt; expr)...) </text:span></text:span></text:p>
      <text:p text:style-name="P39"><text:span text:style-name="Source_20_Text"><text:span text:style-name="T4">- </text:span></text:span><text:span text:style-name="Source_20_Text"><text:span text:style-name="T1">(f </text:span></text:span><text:span text:style-name="Source_20_Text"><text:span text:style-name="T4">g1 … gn</text:span></text:span><text:span text:style-name="Source_20_Text"><text:span text:style-name="T1">) à la place de  (… </text:span></text:span><text:span text:style-name="Source_20_Text"><text:span text:style-name="T4">(f <text:s/>g1)... gn</text:span></text:span><text:span text:style-name="Source_20_Text"><text:span text:style-name="T1">) </text:span></text:span></text:p>
      <text:p text:style-name="P7"><text:span text:style-name="Source_20_Text"><text:span text:style-name="T1"/></text:span></text:p>
      <text:p text:style-name="P7"><text:span text:style-name="Source_20_Text"><text:span text:style-name="T5"><text:tab/>Nous y sommes parvenus et nous avons même retirer toutes les parenthèses mais cela nous a posé quelques problèmes que nous expliquerons dans la partie du rapport « difficultés rencontrées ».</text:span></text:span></text:p>
      <text:p text:style-name="P7"><text:span text:style-name="Source_20_Text"><text:span text:style-name="T5"/></text:span></text:p>
      <text:p text:style-name="P7"><text:span text:style-name="Source_20_Text"><text:span text:style-name="T6">Question 3</text:span></text:span></text:p>
      <text:p text:style-name="P7"><text:span text:style-name="Source_20_Text"><text:span text:style-name="T1"><text:tab/>Nous avons implémenté le let in et le where afin de pouvoir écrire des expressions </text:span></text:span><text:span text:style-name="Source_20_Text"><text:span text:style-name="T2">comme : </text:span></text:span></text:p>
      <text:p text:style-name="P7"><text:span text:style-name="Source_20_Text"><text:span text:style-name="T2"/></text:span></text:p>
      <text:p text:style-name="P8"><text:span text:style-name="Source_20_Text"><text:span text:style-name="T2">let x = 5 in x &lt; 10 ;</text:span></text:span></text:p>
      <text:p text:style-name="P8"><text:span text:style-name="Source_20_Text"><text:span text:style-name="T2">x &lt; 10 where x=5 ;</text:span></text:span></text:p>
      <text:p text:style-name="P8"><text:span text:style-name="Source_20_Text"><text:span text:style-name="T7"/></text:span></text:p>
      <text:p text:style-name="P8"><text:span text:style-name="Source_20_Text"><text:span text:style-name="T7">Question 4</text:span></text:span></text:p>
      <text:p text:style-name="P8"><text:span text:style-name="Source_20_Text"><text:span text:style-name="T2"><text:tab/>Cette partie était notée « optionnelle » cependant comme nous étions en avance nous l'avons commencé et de plus nous savions que les listes étaient demandées dans la deuxième partie du projet.</text:span></text:span></text:p>
      <text:p text:style-name="P8"><text:span text:style-name="Source_20_Text"><text:span text:style-name="T2"/></text:span></text:p>
      <text:p text:style-name="P8"><text:span text:style-name="Source_20_Text"><text:span text:style-name="T2"/></text:span></text:p>
      <text:p text:style-name="P1"><text:span text:style-name="Source_20_Text"><text:span text:style-name="T17"><text:tab/>b) Deuxième partie du projet</text:span></text:span></text:p>
      <text:p text:style-name="P1"><text:span text:style-name="Source_20_Text"><text:span text:style-name="T19"/></text:span></text:p>
      <text:p text:style-name="P3"><text:span text:style-name="Source_20_Text"><text:span text:style-name="T16">Question 1 : Ajout des listes</text:span></text:span></text:p>
      <text:p text:style-name="P3"><text:span text:style-name="Source_20_Text"><text:span text:style-name="T10"/></text:span></text:p>
      <text:p text:style-name="P3"><text:span text:style-name="Source_20_Text"><text:span text:style-name="T10"><text:tab/>Nous avons, comme il était demandé, implémenté la gestion des listes par la machine.</text:span></text:span></text:p>
      <text:p text:style-name="P4"><text:span text:style-name="Source_20_Text"><text:span text:style-name="T11">Pour ce faire nous avons créé un nouveau type de données CELL . Une nouvelle structure :</text:span></text:span></text:p>
      <text:p text:style-name="P4"><text:span text:style-name="Source_20_Text"><text:span text:style-name="T11"/></text:span></text:p>
      <text:p text:style-name="P4"><text:span text:style-name="Source_20_Text"><text:span text:style-name="T11">struct cell{</text:span></text:span></text:p>
      <text:p text:style-name="P4"><text:span text:style-name="Source_20_Text"><text:span text:style-name="T11"><text:tab/>struct expr *ex ;</text:span></text:span></text:p>
      <text:p text:style-name="P4"><text:span text:style-name="Source_20_Text"><text:span text:style-name="T11"><text:tab/>struct expr *next ;</text:span></text:span></text:p>
      <text:p text:style-name="P4"><text:span text:style-name="Source_20_Text"><text:span text:style-name="T11">} ;</text:span></text:span></text:p>
      <text:p text:style-name="P4"><text:span text:style-name="Source_20_Text"><text:span text:style-name="T11"/></text:span></text:p>
      <text:p text:style-name="P4"><text:soft-page-break/><text:span text:style-name="Source_20_Text"><text:span text:style-name="T11">Il a fallu modifié le type union node en rajoutant le type CELL. Il a fallu aussi créer la fonction mk_cell pour créer les cellules.</text:span></text:span></text:p>
      <text:p text:style-name="P4"><text:span text:style-name="Source_20_Text"><text:span text:style-name="T11"><text:tab/>Nous avons aussi fait la fonction mk_nil afin de créer la liste vide ou des cellules vides. </text:span></text:span></text:p>
      <text:p text:style-name="P4"><text:span text:style-name="Source_20_Text"><text:span text:style-name="T11"><text:tab/>Il nous était demandé de faire les 3 opérations de base sur les listes, à savoir : push, <text:s/>pop, top : </text:span></text:span><text:span text:style-name="Source_20_Text"><text:span text:style-name="T12">avec comme nom possible pour pop « head, hd, pop » , pour next « tail, next, tl » et pour push « :: » .</text:span></text:span></text:p>
      <text:p text:style-name="P5"><text:span text:style-name="Source_20_Text"><text:span text:style-name="T12"><text:tab/>Pour l'utilisation des listes une grosse modification du fichier machine.c a été nécessaire ainsi que l'implémentation de quelques fonctions subalternes pour nous aider dans la compréhension du code. Il a fallu modifié le code fournis dans les opérations de la machines pour rajouter des « case » nécessaire à la gestion des listes ainsi que une fonction d'eval des arguments pour chaque case.</text:span></text:span></text:p>
      <text:p text:style-name="P5"><text:span text:style-name="Source_20_Text"><text:span text:style-name="T12"/></text:span></text:p>
      <text:p text:style-name="P5"><text:span text:style-name="Source_20_Text"><text:span text:style-name="T12">Une fois ceci fait nous pouvions utiliser des listes en les déclarant comme : let l = [exp,...,exp] et les opérations :</text:span></text:span></text:p>
      <text:p text:style-name="P5"><text:span text:style-name="Source_20_Text"><text:span text:style-name="T12"><text:tab/>- push : a::l</text:span></text:span></text:p>
      <text:p text:style-name="P5"><text:span text:style-name="Source_20_Text"><text:span text:style-name="T12"><text:tab/>- pop l ou hd l</text:span></text:span></text:p>
      <text:p text:style-name="P5"><text:span text:style-name="Source_20_Text"><text:span text:style-name="T12"><text:tab/>- tail l ou next l</text:span></text:span></text:p>
      <text:p text:style-name="P5"><text:span text:style-name="Source_20_Text"><text:span text:style-name="T12"><text:tab/>- liste vide []</text:span></text:span></text:p>
      <text:p text:style-name="P5"><text:span text:style-name="Source_20_Text"><text:span text:style-name="T12"/></text:span></text:p>
      <text:p text:style-name="P5"><text:span text:style-name="Source_20_Text"><text:span text:style-name="T20">QUESTION 2 : </text:span></text:span><text:span text:style-name="Source_20_Text"><text:span text:style-name="T21">AJOUT DE LA PARTIE GRAPHIQUE </text:span></text:span></text:p>
      <text:p text:style-name="P5"><text:span text:style-name="Source_20_Text"><text:span text:style-name="T20"/></text:span></text:p>
      <text:p text:style-name="P6"><text:span text:style-name="Source_20_Text"><text:span text:style-name="T9">Partie 1 : Objets de base</text:span></text:span></text:p>
      <text:p text:style-name="P5"><text:span text:style-name="Source_20_Text"><text:span text:style-name="T15">Génération de dessins :</text:span></text:span></text:p>
      <text:p text:style-name="P5"><text:span text:style-name="Source_20_Text"><text:span text:style-name="T15"/></text:span></text:p>
      <text:p text:style-name="P9"><text:span text:style-name="Source_20_Text"><text:span text:style-name="T3"><text:tab/>Pour cette partie le but était </text:span></text:span><text:span text:style-name="Source_20_Text"><text:span text:style-name="T8">d'ajouter des types et fonctions de manipulation pour pouvoir définir des dessins et les afficher. Pour ce faire nous avons d'abord défini des nouveaux types de données :</text:span></text:span></text:p>
      <text:p text:style-name="P30"><text:tab/>- <text:span text:style-name="T34">P</text:span>oint : <text:span text:style-name="T34">{e1,e2} où e1 et e2 sont des expressions s'évalutant en NUM (int)</text:span></text:p>
      <text:p text:style-name="P30"><text:tab/>- <text:span text:style-name="T34">C</text:span>hemin <text:span text:style-name="T34">(path)</text:span> : <text:span text:style-name="T34">p1- -p2- -...- -pn où pn sont des expressions s'évaluant en type POINT</text:span></text:p>
      <text:p text:style-name="P30"><text:tab/>- <text:span text:style-name="T34">C</text:span>ercle <text:span text:style-name="T34">(circle) : Circle(e1,e2) où e1 et e2 sont des expressions et e1 s'évalue en type POINT alors que e2 s'évalue en type NUM</text:span></text:p>
      <text:p text:style-name="P30"><text:tab/>- <text:span text:style-name="T34">C</text:span>ourbe de Bézier <text:span text:style-name="T34">(bezier) : Bezier(e1,e2,e3,e4) où e1,e2,e3,e4 sont des expressions s'évaluant en type POINT.</text:span></text:p>
      <text:p text:style-name="P30"/>
      <text:p text:style-name="P31"><text:tab/>Pour chaque type de données il a fallut créer un nouveau « enum kind » <text:span text:style-name="T33">modifier le « union node », faire des fonctions de construction du type mk_*.</text:span></text:p>
      <text:p text:style-name="P32">Nous avons utilisé ces fonctions dans le parser .y pour que notre analyseur syntaxique puisse reconnaître et dessiner ces types de données sur une page HTML.</text:p>
      <text:p text:style-name="P33"/>
      <text:p text:style-name="P33"><text:tab/>Ensuite nous avons implémenté une fonction <text:span text:style-name="T34">map</text:span> permettant de générer une page html avec du code javascript/HTML5 canvas pour dessiner les nouveaux types de données ci-dessus.</text:p>
      <text:p text:style-name="P34"><text:soft-page-break/>Cette fonction est partagée en plusieurs sous fonctions :</text:p>
      <text:p text:style-name="P34"><text:tab/>- Deux fonctions, html_head et html_tail permettant d'écrire la partie commune du code à toute les pages html générées pour le dessin. </text:p>
      <text:p text:style-name="P33"><text:tab/>- <text:span text:style-name="T33">Une fonction draw_* pour chaque type de données que l'on peut dessiner.</text:span></text:p>
      <text:p text:style-name="P33"><text:tab/>- <text:span text:style-name="T33">Une fonction draw générale qui appelle la bonne fonction draw_* en fonction de la figure passée en paramètre.</text:span></text:p>
      <text:p text:style-name="P36"><text:tab/>- <text:span text:style-name="T33">Une fonction map qui appelle html_head(), draw(),html_tail()</text:span></text:p>
      <text:p text:style-name="P47">.</text:p>
      <text:p text:style-name="P37"><text:tab/>Nous avons ensuite modifié cette fonction pour qu'elle puisse prendre en paramètre une liste d'objets dessinable<text:span text:style-name="T35">s. La fonction map est capable de dessiner sur une page HTML plusieurs figures.</text:span></text:p>
      <text:p text:style-name="P37"/>
      <text:p text:style-name="P50">Partie 2 : <text:span text:style-name="T36">T</text:span>ransformations</text:p>
      <text:p text:style-name="P48"><text:span text:style-name="T35"><text:tab/>Dans cette partie le but était d'implémenter des transformations géométriques appliquées aux objets de bases codés dans la partie précédente.</text:span></text:p>
      <text:p text:style-name="P48"><text:span text:style-name="T42">Trois transformations étaient demandées :</text:span></text:p>
      <text:p text:style-name="P48"><text:tab/>- <text:span text:style-name="T37">Translation (translate)</text:span><text:span text:style-name="T36"> : transformation séparée en deux fonctions. La première, trans_point(p,v) applique une translation au point p passé en paramètre par rapport au vecteur v. La seconde, translate() applique la fonction trans_point() à tous les points de la figure passé en paramètre et renvoie la figure modifiée par la transaltion.</text:span></text:p>
      <text:p text:style-name="P48"><text:tab/>- <text:span text:style-name="T37">Rotation (rotate) :</text:span><text:span text:style-name="T38"> </text:span><text:span text:style-name="T36">transformation séparée en deux fonctions. La première, rotate_point(p,v,a) applique une rotation au point p passé en paramètre par rapport au vecteur v et l'angle a donné en degré. La seconde, rotate() applique la fonction rotate_point() à tous les points de la figure passé en paramètre et renvoie la figure modifiée par la rotation.</text:span></text:p>
      <text:p text:style-name="P49"><text:tab/>- <text:span text:style-name="T37">Homothétie (scale) :</text:span><text:span text:style-name="T36"> </text:span><text:s/><text:span text:style-name="T36">transformation séparée en deux fonctions. La première, scale_point(p,v,r) applique une homothétie au point p passé en paramètre par rapport au vecteur v et au rapport r. La seconde, scale() applique la fonction scale_point() à tous les points de la figure passé en paramètre et renvoie la figure modifiée par l'homothétie.</text:span></text:p>
      <text:p text:style-name="P35"/>
      <text:p text:style-name="P38"/>
      <text:p text:style-name="P5"><text:span text:style-name="Source_20_Text"><text:span text:style-name="T12"/></text:span></text:p>
      <text:p text:style-name="P3"><text:span text:style-name="Source_20_Text"><text:span text:style-name="T10"/></text:span></text:p>
      <text:p text:style-name="P1"><text:span text:style-name="Source_20_Text"><text:span text:style-name="T17"><text:tab/></text:span></text:span></text:p>
      <text:p text:style-name="P23">2) Valorisation du travail réalisé</text:p>
      <text:p text:style-name="P23"/>
      <text:p text:style-name="P19"><text:soft-page-break/>a) Difficultés rencontrées</text:p>
      <text:p text:style-name="P19"/>
      <text:p text:style-name="P27"><text:tab/>Au départ il a été difficile de bien comprendre les fichiers fournis car le code n'était pas très commenté. C'est pourquoi quand nous avons commencer à implémenter la calculatrice et la syntaxe de base nous avons pas mal utilisé la méthode par tâtonnement c'est à dire que sans vraiment comprendre comment cela marchait. Nous avons cependant du rattraper cela lorsque nous avons commencé à faire des choses plus compliquées comme le let et les déclarations de fonctions.</text:p>
      <text:p text:style-name="P20"><text:span text:style-name="T26"><text:tab/></text:span><text:span text:style-name="T27">L</text:span><text:span text:style-name="T29">es</text:span><text:span text:style-name="T27"> première</text:span><text:span text:style-name="T29">s</text:span><text:span text:style-name="T27"> grosse</text:span><text:span text:style-name="T29">s</text:span><text:span text:style-name="T27"> difficulté</text:span><text:span text:style-name="T29">s</text:span><text:span text:style-name="T27"> rencontrée</text:span><text:span text:style-name="T29">s</text:span><text:span text:style-name="T27"> </text:span><text:span text:style-name="T29">ont</text:span><text:span text:style-name="T27"> été d'enlever les parenthèses dans </text:span><text:span text:style-name="T28">les applications de fonctions multiples </text:span><text:span text:style-name="T29">et les fonctions </text:span><text:span text:style-name="T28">avec plusieurs arguments. Dans un premier temps nous avons retiré les parenthèses </text:span><text:span text:style-name="T29">pour les fonctions à argument multiple</text:span><text:span text:style-name="T28">s </text:span><text:span text:style-name="T29">par e</text:span><text:span text:style-name="T28">xemple : (fun x y z → x+y+z). </text:span><text:span text:style-name="T29">Ce problème a été résolu grâce à l'utilisation d'un arg_list :</text:span></text:p>
      <text:p text:style-name="P27"/>
      <text:p text:style-name="P28">arg_list:T_ARROW e <text:s text:c="10"/>{$$=$2;}        </text:p>
      <text:p text:style-name="P28"><text:tab/><text:tab/>|T_ID[var] arg_list {$$=mk_fun ($1, $2); }</text:p>
      <text:p text:style-name="P28"/>
      <text:p text:style-name="P29"><text:span text:style-name="T31"><text:tab/>La seconde étant rencontrée pour enlever les parenthèses dans les applications de fonctions multiples. Nous avons </text:span><text:span text:style-name="T32">utilisé fonction_application : </text:span><text:span text:style-name="T39">willian..</text:span></text:p>
      <text:p text:style-name="P28"/>
      <text:p text:style-name="P45"><text:tab/>Lorsque nous somme parvenus, dans la partie gestion graphique, au moment où la fonction map (qui dessine plusieurs figures sur une page html) devait prendre une liste d'objet en paramètre nous nous sommes rendu compte d'une erreur sur nos listes.. C'est à dire que lorsque nous avons créé nos listes nous avons testé celles-ci seulement avec des listes d'entiers et cela fonctionnait correctement. Cependant lorsque nous avons du faire des listes avec autre chose que des entiers, des variables par exemple, nos listes ne marchait plus.. Le problème était que lors des déclarations de listes comme let l = [a,b] ; on obtenait <text:span text:style-name="T40">une</text:span> syntax error. <text:span text:style-name="T40">Cela nous a pris pas mal de temps de trouver d'où le problème venait.. Au départ nous nous sommes concentré sur notre fichier bison, pensant que notre syntaxe des listes était mauvaise. Il s'est avéré que le problème venait de notre analyseur lexical..</text:span></text:p>
      <text:p text:style-name="P46">A l'aide de la fonction yydebugg nous nous sommes rendu compte que la règle :</text:p>
      <text:p text:style-name="P46"><text:tab/>[a-zA-Z]+ {yylval.id = strdup(yytext) ; return T_ID;}</text:p>
      <text:p text:style-name="P46"><text:tab/>renvoyait « [a » au lieu de deux tokens différent. </text:p>
      <text:p text:style-name="P46">En remplaçant cette règle par :</text:p>
      <text:p text:style-name="P46"><text:tab/>[[:alpha:]]+ <text:s/>{yylval.id = strdup(yytext) ; return T_ID;} cela à resolu notre problème et nous avons pu faire des listes contenant aussi des variables et fortiori des objets.</text:p>
      <text:p text:style-name="P46"/>
      <text:p text:style-name="P2"><text:span text:style-name="Source_20_Text"><text:span text:style-name="T17">b) Explications des choix effectués</text:span></text:span></text:p>
      <text:p text:style-name="P1"><text:span text:style-name="Source_20_Text"><text:span text:style-name="T19"/></text:span></text:p>
      <text:p text:style-name="P1"><text:span text:style-name="Source_20_Text"><text:span text:style-name="T13"><text:tab/></text:span></text:span><text:span text:style-name="Source_20_Text"><text:span text:style-name="T14">Par rapport aux choix effectués il n'y pas de grandes modification par rapport à </text:span></text:span><text:soft-page-break/><text:span text:style-name="Source_20_Text"><text:span text:style-name="T14">ce qui était demandé dans le sujet. Nous avons cependant choisi de faire toute la partie graphique plutôt que de faire un peu de la partie image et un peu de la partie sons. </text:span></text:span></text:p>
      <text:p text:style-name="P42"><text:span text:style-name="Source_20_Text"><text:span text:style-name="T14"><text:tab/>Concernant les divergences vis à vis du sujet, nous avons fait le choix de mettre toutes nos déclarations de fonctions et autre token en anglais pour avoir une homogénéité au niveau de la langue. </text:span></text:span></text:p>
      <text:p text:style-name="P42"><text:span text:style-name="Source_20_Text"><text:span text:style-name="T14">Nous avons aussi choisis, sur conseils de notre chargé de TD, de retirer toutes les parenthèses concernant les fonctions à arguments multiples et les applications de fonctions multiples. C'est à dire que notre analyseur syntaxique est capable d'évaluer des expressions comme :</text:span></text:span></text:p>
      <text:p text:style-name="P42"><text:span text:style-name="Source_20_Text"><text:span text:style-name="T14"><text:tab/>- f x y z → x+y-z <text:s text:c="4"/>à la place de <text:s text:c="5"/>(f x y z → x+y-z)</text:span></text:span></text:p>
      <text:p text:style-name="P42"><text:span text:style-name="Source_20_Text"><text:span text:style-name="T14"><text:tab/>- f g h i <text:s text:c="5"/>à la place de <text:s text:c="4"/>(f g h i)</text:span></text:span></text:p>
      <text:p text:style-name="P42"><text:span text:style-name="Source_20_Text"><text:span text:style-name="T14"/></text:span></text:p>
      <text:p text:style-name="P42"><text:span text:style-name="Source_20_Text"><text:span text:style-name="T14">Le reste de nos choix ont été fait selon ce qui nous semblait le plus naturel car plusieurs questions nous laissaient libre de nos choix en nous disant simplement le résultat qui était attendu sans aucunes indications concernant la marche à suivre pour y parvenir.</text:span></text:span></text:p>
      <text:p text:style-name="P42"><text:span text:style-name="Source_20_Text"><text:span text:style-name="T14"/></text:span></text:p>
      <text:p text:style-name="P44"/>
      <text:p text:style-name="P44"/>
      <text:p text:style-name="P44"><text:span text:style-name="T43">3</text:span>) Avis personnels</text:p>
      <text:p text:style-name="P44"/>
      <text:p text:style-name="P44"><text:span text:style-name="Source_20_Text"><text:span text:style-name="T18">4</text:span></text:span><text:span text:style-name="Source_20_Text"><text:span text:style-name="T22">) Annexes et code du proj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Modern" svg:font-family="Moder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Laulan</meta:initial-creator>
    <meta:creation-date>2013-12-20T14:35:28.214360533</meta:creation-date>
    <dc:date>2014-05-02T14:52:41.283000000</dc:date>
    <meta:editing-duration>PT6H3M9S</meta:editing-duration>
    <meta:editing-cycles>15</meta:editing-cycles>
    <meta:generator>LibreOffice/4.2.1.1$Windows_x86 LibreOffice_project/d7dbbd7842e6a58b0f521599204e827654e1fb8b</meta:generator>
    <meta:document-statistic meta:table-count="0" meta:image-count="0" meta:object-count="0" meta:page-count="8" meta:paragraph-count="108" meta:word-count="1881" meta:character-count="11061" meta:non-whitespace-character-count="9174"/>
  </office:meta>
</office:document-meta>
</file>